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TypeFilter.matchSuperClass( String super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Filter.AnnotationTypeFilter( Class &lt; ? extends Annotation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Filter.AnnotationTypeFilter( Class &lt; ? extends Annotation &gt; annotationType , boolean considerMeta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Filter.hasAnnotation( String type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nnotationTypeFilter.matchSelf( MetadataReader metadata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TypeFilter.AnnotationTypeFilter( Class &lt; ? extends Annotation &gt; annotationType , boolean considerMetaAnnotations , boolean consider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TypeFilter.getAnnotat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Filter.matchInterface( String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